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0.626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3.0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6699" style:text-align-source="fix" style:repeat-content="false" fo:border="0.06pt solid #000000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336666" style:text-align-source="fix" style:repeat-content="false" fo:border="0.06pt solid #000000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ackground-color="#99cccc" style:text-align-source="fix" style:repeat-content="false" fo:border-left="none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order-bottom="none" fo:background-color="#99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7.905cm" svg:height="10.858cm" svg:x="0.303cm" svg:y="7.212cm">
            <draw:object draw:notify-on-update-of-ranges="Feuille1.F3:Feuille1.F8 Feuille1.G2:Feuille1.G2 Feuille1.G3:Feuille1.G8 Feuille1.H2:Feuille1.H2 Feuille1.H3:Feuille1.H8 Feuille1.I2:Feuille1.I2 Feuille1.I3:Feuille1.I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382cm" svg:y="6.979cm">
            <draw:object draw:notify-on-update-of-ranges="Feuille1.F3:Feuille1.F9 Feuille1.G2:Feuille1.G2 Feuille1.G3:Feuille1.G9 Feuille1.H2:Feuille1.H2 Feuille1.H3:Feuille1.H9 Feuille1.I2:Feuille1.I2 Feuille1.I3:Feuille1.I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905cm" svg:height="10.858cm" svg:x="0.661cm" svg:y="18.761cm">
            <draw:object draw:notify-on-update-of-ranges="Feuille1.F2:Feuille1.F2 Feuille1.G2:Feuille1.G2 Feuille1.H2:Feuille1.H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ce3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Valeurs bruts</text:p>
          </table:table-cell>
          <table:covered-table-cell table:number-columns-repeated="2" table:style-name="ce9"/>
          <table:table-cell table:style-name="ce11"/>
          <table:table-cell table:style-name="ce16"/>
          <table:table-cell table:style-name="ce17" office:value-type="string" calcext:value-type="string" table:number-columns-spanned="3" table:number-rows-spanned="1">
            <text:p>Valeurs normalisées [0, 10]</text:p>
          </table:table-cell>
          <table:covered-table-cell table:number-columns-repeated="2"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Caractéristique</text:p>
          </table:table-cell>
          <table:table-cell table:style-name="ce6" office:value-type="string" calcext:value-type="string">
            <text:p>Lire fichier</text:p>
          </table:table-cell>
          <table:table-cell table:style-name="ce10" office:value-type="string" calcext:value-type="string">
            <text:p>Charger fichier</text:p>
          </table:table-cell>
          <table:table-cell table:style-name="ce13" office:value-type="string" calcext:value-type="string">
            <text:p>Shell</text:p>
          </table:table-cell>
          <table:table-cell/>
          <table:table-cell table:style-name="ce2" office:value-type="string" calcext:value-type="string">
            <text:p>Caractéristique</text:p>
          </table:table-cell>
          <table:table-cell table:style-name="ce18" office:value-type="string" calcext:value-type="string">
            <text:p>Lire fichier</text:p>
          </table:table-cell>
          <table:table-cell table:style-name="ce22" office:value-type="string" calcext:value-type="string">
            <text:p>Charger fichier</text:p>
          </table:table-cell>
          <table:table-cell table:style-name="ce23" office:value-type="string" calcext:value-type="string">
            <text:p>She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rée totale</text:p>
          </table:table-cell>
          <table:table-cell office:value-type="float" office:value="2.9988" calcext:value-type="float">
            <text:p>2,9988</text:p>
          </table:table-cell>
          <table:table-cell office:value-type="float" office:value="4.462" calcext:value-type="float">
            <text:p>4,462</text:p>
          </table:table-cell>
          <table:table-cell office:value-type="float" office:value="0.2288" calcext:value-type="float">
            <text:p>0,2288</text:p>
          </table:table-cell>
          <table:table-cell/>
          <table:table-cell office:value-type="string" calcext:value-type="string">
            <text:p>Durée totale</text:p>
          </table:table-cell>
          <table:table-cell table:formula="of:=(1/[.B3]) * 100 / (1/[.D3])" office:value-type="float" office:value="7.6297185540883" calcext:value-type="float">
            <text:p>7,6297185541</text:p>
          </table:table-cell>
          <table:table-cell table:formula="of:=(1/[.C3]) * 100 / (1/[.D3])" office:value-type="float" office:value="5.12774540564769" calcext:value-type="float">
            <text:p>5,1277454056</text:p>
          </table:table-cell>
          <table:table-cell table:formula="of:=(1/[.D3]) * 100 / (1/[.D3])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rée moyenne</text:p>
          </table:table-cell>
          <table:table-cell office:value-type="float" office:value="0.2999" calcext:value-type="float">
            <text:p>0,2999</text:p>
          </table:table-cell>
          <table:table-cell office:value-type="float" office:value="0.4462" calcext:value-type="float">
            <text:p>0,4462</text:p>
          </table:table-cell>
          <table:table-cell office:value-type="float" office:value="0.0229" calcext:value-type="float">
            <text:p>0,0229</text:p>
          </table:table-cell>
          <table:table-cell/>
          <table:table-cell office:value-type="string" calcext:value-type="string">
            <text:p>Durée moyenne</text:p>
          </table:table-cell>
          <table:table-cell table:formula="of:=(1/[.B4]) * 100 / (1/[.D4])" office:value-type="float" office:value="7.63587862620874" calcext:value-type="float">
            <text:p>7,6358786262</text:p>
          </table:table-cell>
          <table:table-cell table:formula="of:=(1/[.C4]) * 100 / (1/[.D4])" office:value-type="float" office:value="5.1322277005827" calcext:value-type="float">
            <text:p>5,1322277006</text:p>
          </table:table-cell>
          <table:table-cell table:formula="of:=(1/[.D4]) * 100 / (1/[.D4])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re durée</text:p>
          </table:table-cell>
          <table:table-cell office:value-type="float" office:value="0.3311" calcext:value-type="float">
            <text:p>0,3311</text:p>
          </table:table-cell>
          <table:table-cell office:value-type="float" office:value="0.4522" calcext:value-type="float">
            <text:p>0,4522</text:p>
          </table:table-cell>
          <table:table-cell office:value-type="float" office:value="0.0254" calcext:value-type="float">
            <text:p>0,0254</text:p>
          </table:table-cell>
          <table:table-cell/>
          <table:table-cell office:value-type="string" calcext:value-type="string">
            <text:p>Pire durée</text:p>
          </table:table-cell>
          <table:table-cell table:formula="of:=(1/[.B5]) * 100 / (1/[.D5])" office:value-type="float" office:value="7.67139836907279" calcext:value-type="float">
            <text:p>7,6713983691</text:p>
          </table:table-cell>
          <table:table-cell table:formula="of:=(1/[.C5]) * 100 / (1/[.D5])" office:value-type="float" office:value="5.61698363555949" calcext:value-type="float">
            <text:p>5,6169836356</text:p>
          </table:table-cell>
          <table:table-cell table:formula="of:=(1/[.D5]) * 100 / (1/[.D5])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Écart-type</text:p>
          </table:table-cell>
          <table:table-cell office:value-type="float" office:value="0.010467" calcext:value-type="float">
            <text:p>0,010467</text:p>
          </table:table-cell>
          <table:table-cell office:value-type="float" office:value="0.004269" calcext:value-type="float">
            <text:p>0,004269</text:p>
          </table:table-cell>
          <table:table-cell office:value-type="float" office:value="0.001271" calcext:value-type="float">
            <text:p>0,001271</text:p>
          </table:table-cell>
          <table:table-cell/>
          <table:table-cell office:value-type="string" calcext:value-type="string">
            <text:p>Écart-type</text:p>
          </table:table-cell>
          <table:table-cell table:formula="of:=(1/[.B6]) * 100 / (1/[.D6])" office:value-type="float" office:value="12.1429253845419" calcext:value-type="float">
            <text:p>12,1429253845</text:p>
          </table:table-cell>
          <table:table-cell table:formula="of:=(1/[.C6]) * 100 / (1/[.D6])" office:value-type="float" office:value="29.7727805106582" calcext:value-type="float">
            <text:p>29,7727805107</text:p>
          </table:table-cell>
          <table:table-cell table:formula="of:=(1/[.D6]) * 100 / (1/[.D6])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tabilité (sur 100)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ortabilité (sur 100)</text:p>
          </table:table-cell>
          <table:table-cell table:formula="of:=[.B7] * 100 / [.B7]" office:value-type="float" office:value="100" calcext:value-type="float">
            <text:p>100</text:p>
          </table:table-cell>
          <table:table-cell table:formula="of:=[.C7] * 100 / [.B7]" office:value-type="float" office:value="70" calcext:value-type="float">
            <text:p>70</text:p>
          </table:table-cell>
          <table:table-cell table:formula="of:=[.D7] * 100 / [.B7]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lexité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lexité</text:p>
          </table:table-cell>
          <table:table-cell table:style-name="ce20" table:formula="of:=(1/[.B8]) * 100 / (1/[.D8])" office:value-type="float" office:value="25" calcext:value-type="float">
            <text:p>25</text:p>
          </table:table-cell>
          <table:table-cell table:style-name="ce20" table:formula="of:=(1/[.C8]) * 100 / (1/[.D8])" office:value-type="float" office:value="33.3333333333333" calcext:value-type="float">
            <text:p>33,3333333333</text:p>
          </table:table-cell>
          <table:table-cell table:style-name="ce20" table:formula="of:=(1/[.D8]) * 100 / (1/[.D8])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émoire utilisée</text:p>
          </table:table-cell>
          <table:table-cell table:style-name="ce8" office:value-type="float" office:value="18056" calcext:value-type="float">
            <text:p>18056</text:p>
          </table:table-cell>
          <table:table-cell table:style-name="ce12" office:value-type="float" office:value="183072912" calcext:value-type="float">
            <text:p>183072912</text:p>
          </table:table-cell>
          <table:table-cell table:style-name="ce15" office:value-type="float" office:value="17920" calcext:value-type="float">
            <text:p>17920</text:p>
          </table:table-cell>
          <table:table-cell table:style-name="ce11"/>
          <table:table-cell table:style-name="ce4" office:value-type="string" calcext:value-type="string">
            <text:p>Mémoire utilisée</text:p>
          </table:table-cell>
          <table:table-cell table:style-name="ce20" table:formula="of:=(1/[.B9]) * 100 / (1/[.D9])" office:value-type="float" office:value="99.2467877713779" calcext:value-type="float">
            <text:p>99,2467877714</text:p>
          </table:table-cell>
          <table:table-cell table:style-name="ce20" table:formula="of:=(1/[.C9]) * 100 / (1/[.D9])" office:value-type="float" office:value="0.00978844975164868" calcext:value-type="float">
            <text:p>0,0097884498</text:p>
          </table:table-cell>
          <table:table-cell table:style-name="ce20" table:formula="of:=(1/[.D9]) * 100 / (1/[.D9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6:31:05.41639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04:42.401443930</meta:creation-date>
    <dc:date>2017-03-08T17:10:46.423002764</dc:date>
    <meta:editing-duration>PT1H31M57S</meta:editing-duration>
    <meta:editing-cycles>6</meta:editing-cycles>
    <meta:generator>LibreOffice/4.2.8.2$Linux_X86_64 LibreOffice_project/420m0$Build-2</meta:generator>
    <meta:document-statistic meta:table-count="1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06cm" svg:height="10.859cm" xlink:href=".." xlink:type="simple" chart:class="chart:radar" chart:style-name="ch1">
        <chart:legend svg:x="12.88cm" svg:y="4.65cm" style:legend-expansion="custom" chartooo:width="3.872cm" chartooo:height="2.731cm" style:legend-expansion-aspect-ratio="1.41779567923837" chart:style-name="ch2"/>
        <chart:plot-area chart:style-name="ch3" table:cell-range-address="Feuille1.F2:Feuille1.I8" chart:data-source-has-labels="both" svg:x="0.146cm" svg:y="0.606cm" svg:width="12.774cm" svg:height="9.307cm">
          <chartooo:coordinate-region svg:x="2.556cm" svg:y="0.982cm" svg:width="7.372cm" svg:height="8.556cm"/>
          <chart:axis chart:dimension="x" chart:name="primary-x" chart:style-name="ch4" chartooo:axis-type="auto">
            <chartooo:date-scale/>
            <chart:categories table:cell-range-address="Feuille1.F3:Feuille1.F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8" chart:label-cell-address="Feuille1.G2:Feuille1.G2" chart:class="chart:radar">
            <chart:data-point chart:repeated="6"/>
          </chart:series>
          <chart:series chart:style-name="ch7" chart:values-cell-range-address="Feuille1.H3:Feuille1.H8" chart:label-cell-address="Feuille1.H2:Feuille1.H2" chart:class="chart:radar">
            <chart:data-point chart:repeated="6"/>
          </chart:series>
          <chart:series chart:style-name="ch8" chart:values-cell-range-address="Feuille1.I3:Feuille1.I8" chart:label-cell-address="Feuille1.I2:Feuille1.I2" chart:class="chart: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re fichier</text:p>
                <draw:g>
                  <svg:desc>Feuille1.G2:Feuille1.G2</svg:desc>
                </draw:g>
              </table:table-cell>
              <table:table-cell office:value-type="string">
                <text:p>Charger fichier</text:p>
                <draw:g>
                  <svg:desc>Feuille1.H2:Feuille1.H2</svg:desc>
                </draw:g>
              </table:table-cell>
              <table:table-cell office:value-type="string">
                <text:p>Shell</text:p>
                <draw:g>
                  <svg:desc>Feuille1.I2:Feui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urée totale</text:p>
                <draw:g>
                  <svg:desc>Feuille1.F3:Feuille1.F8</svg:desc>
                </draw:g>
              </table:table-cell>
              <table:table-cell office:value-type="float" office:value="7.6297185540883">
                <text:p>7.6297185540883</text:p>
                <draw:g>
                  <svg:desc>Feuille1.G3:Feuille1.G8</svg:desc>
                </draw:g>
              </table:table-cell>
              <table:table-cell office:value-type="float" office:value="5.12774540564769">
                <text:p>5.12774540564769</text:p>
                <draw:g>
                  <svg:desc>Feuille1.H3:Feuille1.H8</svg:desc>
                </draw:g>
              </table:table-cell>
              <table:table-cell office:value-type="float" office:value="100">
                <text:p>100</text:p>
                <draw:g>
                  <svg:desc>Feuille1.I3:Feuille1.I8</svg:desc>
                </draw:g>
              </table:table-cell>
            </table:table-row>
            <table:table-row>
              <table:table-cell office:value-type="string">
                <text:p>Durée moyenne</text:p>
              </table:table-cell>
              <table:table-cell office:value-type="float" office:value="7.63587862620874">
                <text:p>7.63587862620874</text:p>
              </table:table-cell>
              <table:table-cell office:value-type="float" office:value="5.1322277005827">
                <text:p>5.1322277005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ire durée</text:p>
              </table:table-cell>
              <table:table-cell office:value-type="float" office:value="7.67139836907279">
                <text:p>7.67139836907279</text:p>
              </table:table-cell>
              <table:table-cell office:value-type="float" office:value="5.61698363555949">
                <text:p>5.61698363555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Écart-type</text:p>
              </table:table-cell>
              <table:table-cell office:value-type="float" office:value="12.1429253845419">
                <text:p>12.1429253845419</text:p>
              </table:table-cell>
              <table:table-cell office:value-type="float" office:value="29.7727805106582">
                <text:p>29.7727805106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ortabilité (sur 100)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omplexité</text:p>
              </table:table-cell>
              <table:table-cell office:value-type="float" office:value="25">
                <text:p>2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2.433cm" svg:y="3.703cm" style:legend-expansion="high" chart:style-name="ch2"/>
        <chart:plot-area chart:style-name="ch3" table:cell-range-address="Feuille1.F2:Feuille1.I9" chart:data-source-has-labels="both" svg:x="0.32cm" svg:y="0.18cm" svg:width="11.793cm" svg:height="8.64cm">
          <chartooo:coordinate-region svg:x="2.625cm" svg:y="1.154cm" svg:width="7.077cm" svg:height="7.077cm"/>
          <chart:axis chart:dimension="x" chart:name="primary-x" chart:style-name="ch4" chartooo:axis-type="auto">
            <chartooo:date-scale/>
            <chart:categories table:cell-range-address="Feuille1.F3:Feuille1.F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9" chart:label-cell-address="Feuille1.G2:Feuille1.G2" chart:class="chart:radar">
            <chart:data-point chart:repeated="7"/>
          </chart:series>
          <chart:series chart:style-name="ch7" chart:values-cell-range-address="Feuille1.H3:Feuille1.H9" chart:label-cell-address="Feuille1.H2:Feuille1.H2" chart:class="chart:radar">
            <chart:data-point chart:repeated="7"/>
          </chart:series>
          <chart:series chart:style-name="ch8" chart:values-cell-range-address="Feuille1.I3:Feuille1.I9" chart:label-cell-address="Feuille1.I2:Feuille1.I2" chart:class="chart:rad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re fichier</text:p>
                <draw:g>
                  <svg:desc>Feuille1.G2:Feuille1.G2</svg:desc>
                </draw:g>
              </table:table-cell>
              <table:table-cell office:value-type="string">
                <text:p>Charger fichier</text:p>
                <draw:g>
                  <svg:desc>Feuille1.H2:Feuille1.H2</svg:desc>
                </draw:g>
              </table:table-cell>
              <table:table-cell office:value-type="string">
                <text:p>Shell</text:p>
                <draw:g>
                  <svg:desc>Feuille1.I2:Feui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urée totale</text:p>
                <draw:g>
                  <svg:desc>Feuille1.F3:Feuille1.F9</svg:desc>
                </draw:g>
              </table:table-cell>
              <table:table-cell office:value-type="float" office:value="7.6297185540883">
                <text:p>7.6297185540883</text:p>
                <draw:g>
                  <svg:desc>Feuille1.G3:Feuille1.G9</svg:desc>
                </draw:g>
              </table:table-cell>
              <table:table-cell office:value-type="float" office:value="5.12774540564769">
                <text:p>5.12774540564769</text:p>
                <draw:g>
                  <svg:desc>Feuille1.H3:Feuille1.H9</svg:desc>
                </draw:g>
              </table:table-cell>
              <table:table-cell office:value-type="float" office:value="100">
                <text:p>100</text:p>
                <draw:g>
                  <svg:desc>Feuille1.I3:Feuille1.I9</svg:desc>
                </draw:g>
              </table:table-cell>
            </table:table-row>
            <table:table-row>
              <table:table-cell office:value-type="string">
                <text:p>Durée moyenne</text:p>
              </table:table-cell>
              <table:table-cell office:value-type="float" office:value="7.63587862620874">
                <text:p>7.63587862620874</text:p>
              </table:table-cell>
              <table:table-cell office:value-type="float" office:value="5.1322277005827">
                <text:p>5.1322277005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ire durée</text:p>
              </table:table-cell>
              <table:table-cell office:value-type="float" office:value="7.67139836907279">
                <text:p>7.67139836907279</text:p>
              </table:table-cell>
              <table:table-cell office:value-type="float" office:value="5.61698363555949">
                <text:p>5.61698363555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Écart-type</text:p>
              </table:table-cell>
              <table:table-cell office:value-type="float" office:value="12.1429253845419">
                <text:p>12.1429253845419</text:p>
              </table:table-cell>
              <table:table-cell office:value-type="float" office:value="29.7727805106582">
                <text:p>29.7727805106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ortabilité (sur 100)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omplexité</text:p>
              </table:table-cell>
              <table:table-cell office:value-type="float" office:value="25">
                <text:p>2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émoire utilisée</text:p>
              </table:table-cell>
              <table:table-cell office:value-type="float" office:value="99.2467877713779">
                <text:p>99.2467877713779</text:p>
              </table:table-cell>
              <table:table-cell office:value-type="float" office:value="0.00978844975164868">
                <text:p>0.0097884497516486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06cm" svg:height="10.859cm" xlink:href=".." xlink:type="simple" chart:class="chart:radar" chart:style-name="ch1">
        <chart:legend svg:x="12.88cm" svg:y="4.65cm" style:legend-expansion="custom" chartooo:width="3.872cm" chartooo:height="2.731cm" style:legend-expansion-aspect-ratio="1.41779567923837" chart:style-name="ch2"/>
        <chart:plot-area chart:style-name="ch3" table:cell-range-address="Feuille1.F2:Feuille1.H6 Feuille1.F8:Feuille1.H8" chart:data-source-has-labels="both" svg:x="-0.215cm" svg:y="0.606cm" svg:width="12.226cm" svg:height="8.494cm">
          <chartooo:coordinate-region svg:x="2.556cm" svg:y="0.982cm" svg:width="7.372cm" svg:height="8.556cm"/>
          <chart:axis chart:dimension="x" chart:name="primary-x" chart:style-name="ch4" chartooo:axis-type="auto">
            <chartooo:date-scale/>
            <chart:categories table:cell-range-address="Feuille1.F3:Feuille1.F6 Feuille1.F8:Feuille1.F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6 Feuille1.G8:Feuille1.G8" chart:label-cell-address="Feuille1.G2:Feuille1.G2" chart:class="chart:radar">
            <chart:data-point chart:repeated="5"/>
          </chart:series>
          <chart:series chart:style-name="ch7" chart:values-cell-range-address="Feuille1.H3:Feuille1.H6 Feuille1.H8:Feuille1.H8" chart:label-cell-address="Feuille1.H2:Feuille1.H2" chart:class="chart:rad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re fichier</text:p>
                <draw:g>
                  <svg:desc>Feuille1.G2:Feuille1.G2</svg:desc>
                </draw:g>
              </table:table-cell>
              <table:table-cell office:value-type="string">
                <text:p>Charger fichier</text:p>
                <draw:g>
                  <svg:desc>Feuille1.H2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urée totale</text:p>
                <draw:g>
                  <svg:desc>Feuille1.F3:Feuille1.F6 Feuille1.F8:Feuille1.F8</svg:desc>
                </draw:g>
              </table:table-cell>
              <table:table-cell office:value-type="float" office:value="7.6297185540883">
                <text:p>7.6297185540883</text:p>
                <draw:g>
                  <svg:desc>Feuille1.G3:Feuille1.G6 Feuille1.G8:Feuille1.G8</svg:desc>
                </draw:g>
              </table:table-cell>
              <table:table-cell office:value-type="float" office:value="5.12774540564769">
                <text:p>5.12774540564769</text:p>
                <draw:g>
                  <svg:desc>Feuille1.H3:Feuille1.H6 Feuille1.H8:Feuille1.H8</svg:desc>
                </draw:g>
              </table:table-cell>
            </table:table-row>
            <table:table-row>
              <table:table-cell office:value-type="string">
                <text:p>Durée moyenne</text:p>
              </table:table-cell>
              <table:table-cell office:value-type="float" office:value="7.63587862620874">
                <text:p>7.63587862620874</text:p>
              </table:table-cell>
              <table:table-cell office:value-type="float" office:value="5.1322277005827">
                <text:p>5.1322277005827</text:p>
              </table:table-cell>
            </table:table-row>
            <table:table-row>
              <table:table-cell office:value-type="string">
                <text:p>Pire durée</text:p>
              </table:table-cell>
              <table:table-cell office:value-type="float" office:value="7.67139836907279">
                <text:p>7.67139836907279</text:p>
              </table:table-cell>
              <table:table-cell office:value-type="float" office:value="5.61698363555949">
                <text:p>5.61698363555949</text:p>
              </table:table-cell>
            </table:table-row>
            <table:table-row>
              <table:table-cell office:value-type="string">
                <text:p>Écart-type</text:p>
              </table:table-cell>
              <table:table-cell office:value-type="float" office:value="12.1429253845419">
                <text:p>12.1429253845419</text:p>
              </table:table-cell>
              <table:table-cell office:value-type="float" office:value="29.7727805106582">
                <text:p>29.7727805106582</text:p>
              </table:table-cell>
            </table:table-row>
            <table:table-row>
              <table:table-cell office:value-type="string">
                <text:p>Complexité</text:p>
              </table:table-cell>
              <table:table-cell office:value-type="float" office:value="25">
                <text:p>25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